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1c1c1c" fo:font-size="15pt" style:text-underline-style="none" style:font-size-asian="15pt" style:font-size-complex="15pt"/>
    </style:style>
    <style:style style:name="P2" style:family="paragraph" style:parent-style-name="Standard">
      <style:paragraph-properties fo:text-align="center" style:justify-single-word="false"/>
      <style:text-properties fo:color="#cc0000" fo:font-size="32pt" style:text-underline-style="solid" style:text-underline-width="auto" style:text-underline-color="font-color" style:font-size-asian="32pt" style:font-size-complex="32pt"/>
    </style:style>
    <style:style style:name="P3" style:family="paragraph" style:parent-style-name="Standard">
      <style:paragraph-properties fo:text-align="center" style:justify-single-word="false"/>
      <style:text-properties fo:color="#cc0000" fo:font-size="20pt" style:text-underline-style="solid" style:text-underline-width="auto" style:text-underline-color="font-color" style:font-size-asian="20pt" style:font-size-complex="20pt"/>
    </style:style>
    <style:style style:name="P4" style:family="paragraph" style:parent-style-name="Standard">
      <style:paragraph-properties fo:text-align="start" style:justify-single-word="false"/>
      <style:text-properties fo:color="#cc0000" fo:font-size="15pt" style:text-underline-style="none" style:font-size-asian="15pt" style:font-size-complex="15pt"/>
    </style:style>
    <style:style style:name="P5" style:family="paragraph" style:parent-style-name="Standard">
      <style:paragraph-properties fo:text-align="start" style:justify-single-word="false"/>
      <style:text-properties fo:color="#000000" fo:font-size="20pt" style:text-underline-style="none" style:font-size-asian="20pt" style:font-size-complex="20pt"/>
    </style:style>
    <style:style style:name="P6" style:family="paragraph" style:parent-style-name="Standard">
      <style:paragraph-properties fo:text-align="center" style:justify-single-word="false"/>
      <style:text-properties fo:color="#ff0000" fo:font-size="32pt" style:text-underline-style="solid" style:text-underline-width="auto" style:text-underline-color="font-color" style:font-size-asian="32pt" style:font-size-complex="32pt"/>
    </style:style>
    <style:style style:name="P7" style:family="paragraph" style:parent-style-name="Standard">
      <style:paragraph-properties fo:text-align="start" style:justify-single-word="false"/>
      <style:text-properties fo:color="#ff0000" fo:font-size="20pt" style:text-underline-style="none" style:font-size-asian="20pt" style:font-size-complex="20pt"/>
    </style:style>
    <style:style style:name="P8" style:family="paragraph" style:parent-style-name="Standard">
      <style:paragraph-properties fo:text-align="start" style:justify-single-word="false"/>
      <style:text-properties fo:color="#1c1c1c" fo:font-size="20pt" style:text-underline-style="none" style:font-size-asian="20pt" style:font-size-complex="20pt"/>
    </style:style>
    <style:style style:name="P9" style:family="paragraph" style:parent-style-name="Standard">
      <style:paragraph-properties fo:text-align="start" style:justify-single-word="false"/>
      <style:text-properties fo:color="#cc0000" fo:font-size="15pt" style:text-underline-style="solid" style:text-underline-width="auto" style:text-underline-color="font-color" style:font-size-asian="15pt" style:font-size-complex="15pt"/>
    </style:style>
    <style:style style:name="P10" style:family="paragraph" style:parent-style-name="Standard">
      <style:paragraph-properties fo:text-align="start" style:justify-single-word="false"/>
      <style:text-properties fo:color="#000000" fo:font-size="20pt" style:text-underline-style="none" style:font-size-asian="20pt" style:font-size-complex="20pt"/>
    </style:style>
    <style:style style:name="P11" style:family="paragraph" style:parent-style-name="Standard">
      <style:paragraph-properties fo:text-align="start" style:justify-single-word="false"/>
      <style:text-properties fo:color="#0000ff" fo:font-size="20pt" style:text-underline-style="none" style:font-size-asian="20pt" style:font-size-complex="20pt"/>
    </style:style>
    <style:style style:name="T1" style:family="text">
      <style:text-properties fo:color="#3333ff"/>
    </style:style>
    <style:style style:name="T2" style:family="text">
      <style:text-properties fo:color="#cc0000"/>
    </style:style>
    <style:style style:name="T3"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Cahier des Charges</text:p>
      <text:p text:style-name="P1"/>
      <text:p text:style-name="P8">Mettons nous dans la situation ou je prend mon bus ma carte va être scanner par le RFID si ma carte a un nombre de trajets valide je rentre dans le bus, si je suis a 0 le RFID va aller questionner la BDD interne pour savoir si j'ai</text:p>
      <text:p text:style-name="P8">achetée des trajets par Internet et alors le chauffeur du bus est prévenue pas une alerte sonore et le client (utilisateur de la carte) par affichage.</text:p>
      <text:p text:style-name="P9"/>
      <text:p text:style-name="P2">II.Diagramme des exigences</text:p>
      <text:p text:style-name="P3"/>
      <text:p text:style-name="P5">Le système de se projet est composé de 3 grande étapes:</text:p>
      <text:p text:style-name="P5">-le contrôle de l' accès au bus des usagers</text:p>
      <text:p text:style-name="P5">-Recharger la carte de l' abonnée</text:p>
      <text:p text:style-name="P5">-Informer pas affichage l'abonné du nombre de trajets sur sa carte informer le chauffeur par bruit sonore.</text:p>
      <text:p text:style-name="P7"><text:s/></text:p>
      <text:p text:style-name="P6">III.Diagramme des cas d'utilisation</text:p>
      <text:p text:style-name="P2"/>
      <text:p text:style-name="P5">Nous pouvons voir 2 utilisateur le chauffeur et l' usager:</text:p>
      <text:p text:style-name="P5"/>
      <text:p text:style-name="P5">-le chauffeur est informé grâce a des signaux sonore et des info visuelle</text:p>
      <text:p text:style-name="P5"/>
      <text:p text:style-name="P5">-Usager peut être autoriser al' accès au bus grâce a 3 facteurs</text:p>
      <text:p text:style-name="P5"/>
      <text:p text:style-name="P5"/>
      <text:p text:style-name="P4"/>
      <text:p text:style-name="P2"><text:soft-page-break/>IV.La carte mentale </text:p>
      <text:p text:style-name="P2"/>
      <text:p text:style-name="P5">La carte mentale décomposer en 5 partie:</text:p>
      <text:p text:style-name="P5"/>
      <text:p text:style-name="P5">-La partie en groupe </text:p>
      <text:p text:style-name="P5"/>
      <text:p text:style-name="P5">-La partie a Léo portant sur du matérielle mais aussi du RFID</text:p>
      <text:p text:style-name="P5"/>
      <text:p text:style-name="P5">-Ma partie sur la connectique entre le RFID et la BDD interne</text:p>
      <text:p text:style-name="P5"/>
      <text:p text:style-name="P5">-La partie a Benjamin sur la BDD en langage C</text:p>
      <text:p text:style-name="P5"/>
      <text:p text:style-name="P5">-Les revus pendant l' année et la fin du projet </text:p>
      <text:p text:style-name="P5"/>
      <text:p text:style-name="P6">V. Planification et Répartition</text:p>
      <text:p text:style-name="P6"/>
      <text:p text:style-name="P5">Nous allons voir les différentes étapes a réaliser pour le projet et leur sous partie sur la durée et le temps.</text:p>
      <text:p text:style-name="P5"/>
      <text:p text:style-name="P6">VI. Matériel utilisé</text:p>
      <text:p text:style-name="P6"/>
      <text:p text:style-name="P5">La différence entre ces 2 écran:</text:p>
      <text:p text:style-name="P5">-pas le même fabricant </text:p>
      <text:p text:style-name="P5">-pas la même Résolution</text:p>
      <text:p text:style-name="P5">-pas la même taille d'écran</text:p>
      <text:p text:style-name="P5">-pas le même prix</text:p>
      <text:p text:style-name="P5"><text:soft-page-break/></text:p>
      <text:p text:style-name="P6">Questions pouvant être posée</text:p>
      <text:p text:style-name="P5">1)Qu' est ce que le RFID? </text:p>
      <text:p text:style-name="P5"/>
      <text:p text:style-name="P5">1)C'est une technologie d'identification automatique permettent l'identification a distance d'objet et qui utilise 5 composant essentiel <text:span text:style-name="T3">une puce,une antenne,un lecteur,un ordinateur,une BDD (Base De Donnée).</text:span></text:p>
      <text:p text:style-name="P11"/>
      <text:p text:style-name="P5">2)Qu'est ce que le Gantt?</text:p>
      <text:p text:style-name="P5"/>
      <text:p text:style-name="P5">2)C'est un outils nous aidant a planifier pour la gestion de projets <text:s/>et permettant de voir la Durée des étapes et du projet sur le temps.(en tenant compte des jour férié et vacances)</text:p>
      <text:p text:style-name="P5"/>
      <text:p text:style-name="P5">3)Pourquoi avoir choisi le 1er écran plutôt que le 2éme?</text:p>
      <text:p text:style-name="P5"/>
      <text:p text:style-name="P5">Car même si il a moins de graphisme,qu'il est plus petit nous avons pas absolument besoin d'une bon graphisme pour notre projet et nous devons penser comme si on était une société avoir le minimum tout en économisant. </text:p>
      <text:p text:style-name="P5"/>
      <text:p text:style-name="P5">4)qu'est ce que la BDD?</text:p>
      <text:p text:style-name="P5"/>
      <text:p text:style-name="P5">4)C'est une <text:span text:style-name="T2">B</text:span>ase <text:span text:style-name="T2">D</text:span>e <text:span text:style-name="T2">D</text:span>onnées stockant des information dans un tableau imaginons MR Pierre a 0 trajet sa carte est #9600 sa va aller voir dans la ligne de #9600 on on verra que c'est MR Pierre et qu'il a commander 20 place par le site internet .</text:p>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nio Franchesco</meta:initial-creator>
    <meta:creation-date>2018-01-04T09:44:51.02</meta:creation-date>
    <dc:date>2018-01-04T11:30:03.15</dc:date>
    <dc:creator>Tonio Franchesco</dc:creator>
    <meta:editing-duration>PT1H28M40S</meta:editing-duration>
    <meta:editing-cycles>8</meta:editing-cycles>
    <meta:generator>OpenOffice/4.1.3$Win32 OpenOffice.org_project/413m1$Build-9783</meta:generator>
    <meta:document-statistic meta:table-count="0" meta:image-count="0" meta:object-count="0" meta:page-count="4" meta:paragraph-count="37" meta:word-count="446" meta:character-count="2484"/>
  </office:meta>
</office:document-meta>
</file>